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6.253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ove mutable state (price) as different object</text:p>
          </table:table-cell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ind how to throw RuntimeExceptio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5T19:23:03.400439967</dc:date>
    <meta:editing-duration>PT2H5M</meta:editing-duration>
    <meta:editing-cycles>6</meta:editing-cycles>
    <meta:document-statistic meta:table-count="1" meta:cell-count="12" meta:object-count="0"/>
  </office:meta>
</office:document-meta>
</file>